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31b4" officeooo:paragraph-rsid="000a31b4" style:font-weight-asian="bold" style:font-weight-complex="bold"/>
    </style:style>
    <style:style style:name="P2" style:family="paragraph" style:parent-style-name="Standard">
      <style:paragraph-properties fo:text-align="start" style:justify-single-word="false"/>
      <style:text-properties fo:font-weight="bold" officeooo:rsid="000a31b4" officeooo:paragraph-rsid="000a31b4" style:font-weight-asian="bold" style:font-weight-complex="bold"/>
    </style:style>
    <style:style style:name="P3" style:family="paragraph" style:parent-style-name="Standard">
      <style:paragraph-properties fo:text-align="start" style:justify-single-word="false"/>
      <style:text-properties fo:font-weight="normal" officeooo:rsid="000a31b4" officeooo:paragraph-rsid="000a31b4" style:font-weight-asian="normal" style:font-weight-complex="normal"/>
    </style:style>
    <style:style style:name="P4" style:family="paragraph" style:parent-style-name="Standard">
      <style:paragraph-properties fo:text-align="start" style:justify-single-word="false"/>
      <style:text-properties fo:font-weight="normal" officeooo:rsid="000b477e" officeooo:paragraph-rsid="000b477e" style:font-weight-asian="normal" style:font-weight-complex="normal"/>
    </style:style>
    <style:style style:name="P5" style:family="paragraph" style:parent-style-name="Standard">
      <style:paragraph-properties fo:text-align="start" style:justify-single-word="false"/>
      <style:text-properties fo:font-weight="normal" officeooo:rsid="000b8381" officeooo:paragraph-rsid="000b8381" style:font-weight-asian="normal" style:font-weight-complex="normal"/>
    </style:style>
    <style:style style:name="P6" style:family="paragraph" style:parent-style-name="Standard">
      <style:paragraph-properties fo:text-align="start" style:justify-single-word="false"/>
      <style:text-properties officeooo:paragraph-rsid="000d538c"/>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text-properties style:font-name="Liberation Serif" fo:font-size="12pt" officeooo:rsid="000e8759" officeooo:paragraph-rsid="000e8759" style:font-size-asian="12pt" style:font-size-complex="12pt"/>
    </style:style>
    <style:style style:name="P9" style:family="paragraph" style:parent-style-name="Standard">
      <style:text-properties style:font-name="Liberation Serif" fo:font-size="12pt" officeooo:rsid="00124805" officeooo:paragraph-rsid="00124805" style:font-size-asian="12pt" style:font-size-complex="12pt"/>
    </style:style>
    <style:style style:name="P10" style:family="paragraph" style:parent-style-name="Standard">
      <style:paragraph-properties fo:text-align="start" style:justify-single-word="false"/>
      <style:text-properties fo:font-weight="bold" officeooo:rsid="0013d427" officeooo:paragraph-rsid="0013d427" style:font-weight-asian="bold" style:font-weight-complex="bold"/>
    </style:style>
    <style:style style:name="P11" style:family="paragraph" style:parent-style-name="Standard">
      <style:paragraph-properties fo:text-align="start" style:justify-single-word="false"/>
      <style:text-properties fo:font-weight="bold" officeooo:rsid="0014857d" officeooo:paragraph-rsid="0014857d" style:font-weight-asian="bold" style:font-weight-complex="bold"/>
    </style:style>
    <style:style style:name="P12" style:family="paragraph" style:parent-style-name="Standard">
      <style:paragraph-properties fo:text-align="start" style:justify-single-word="false"/>
      <style:text-properties fo:font-weight="bold" officeooo:rsid="0014a5ff" officeooo:paragraph-rsid="0014a5ff" style:font-weight-asian="bold" style:font-weight-complex="bold"/>
    </style:style>
    <style:style style:name="P13" style:family="paragraph" style:parent-style-name="Standard">
      <style:paragraph-properties fo:text-align="start" style:justify-single-word="false"/>
      <style:text-properties fo:font-weight="bold" officeooo:rsid="001551d2" officeooo:paragraph-rsid="001551d2" style:font-weight-asian="bold" style:font-weight-complex="bold"/>
    </style:style>
    <style:style style:name="P14" style:family="paragraph" style:parent-style-name="Standard">
      <style:paragraph-properties fo:text-align="start" style:justify-single-word="false"/>
      <style:text-properties fo:font-weight="normal" officeooo:rsid="0014857d" officeooo:paragraph-rsid="0014857d" style:font-weight-asian="normal" style:font-weight-complex="normal"/>
    </style:style>
    <style:style style:name="P15" style:family="paragraph" style:parent-style-name="Standard">
      <style:paragraph-properties fo:text-align="start" style:justify-single-word="false"/>
      <style:text-properties fo:font-weight="normal" officeooo:rsid="0014857d" officeooo:paragraph-rsid="0014a5ff" style:font-weight-asian="normal" style:font-weight-complex="normal"/>
    </style:style>
    <style:style style:name="P16" style:family="paragraph" style:parent-style-name="Standard">
      <style:paragraph-properties fo:text-align="start" style:justify-single-word="false"/>
      <style:text-properties fo:font-weight="normal" officeooo:rsid="0014a5ff" officeooo:paragraph-rsid="0014a5ff" style:font-weight-asian="normal" style:font-weight-complex="normal"/>
    </style:style>
    <style:style style:name="T1" style:family="text">
      <style:text-properties officeooo:rsid="000b477e"/>
    </style:style>
    <style:style style:name="T2" style:family="text">
      <style:text-properties officeooo:rsid="000b8381"/>
    </style:style>
    <style:style style:name="T3" style:family="text">
      <style:text-properties fo:font-weight="normal" officeooo:rsid="000d538c" style:font-weight-asian="normal" style:font-weight-complex="normal"/>
    </style:style>
    <style:style style:name="T4" style:family="text">
      <style:text-properties style:font-name="Liberation Serif" fo:font-size="12pt" style:font-size-asian="12pt" style:font-size-complex="12pt"/>
    </style:style>
    <style:style style:name="T5" style:family="text">
      <style:text-properties officeooo:rsid="000e8759"/>
    </style:style>
    <style:style style:name="T6" style:family="text">
      <style:text-properties officeooo:rsid="0014857d"/>
    </style:style>
    <style:style style:name="T7" style:family="text">
      <style:text-properties officeooo:rsid="0014a5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 Maps, Interfaces, and Iterators</text:p>
      <text:p text:style-name="P1"/>
      <text:p text:style-name="P2">General:</text:p>
      <text:p text:style-name="P2"/>
      <text:p text:style-name="P3">1) All interface methods (ignoring default and static) are _______ and ________. Why does this make sense?</text:p>
      <text:p text:style-name="P3"/>
      <text:p text:style-name="P3"/>
      <text:p text:style-name="P3"/>
      <text:p text:style-name="P3"/>
      <text:p text:style-name="P3">2) Can you implement more than one interface?</text:p>
      <text:p text:style-name="P3"/>
      <text:p text:style-name="P3"/>
      <text:p text:style-name="P3">3) If you implement an interface, how many of its methods do you have to <text:span text:style-name="T1">eventually define? (again ignore default and static interface methods)</text:span></text:p>
      <text:p text:style-name="P3"/>
      <text:p text:style-name="P3"/>
      <text:p text:style-name="P4">4) Will this code throw an exception? If so, why?</text:p>
      <text:p text:style-name="P4"/>
      <text:p text:style-name="P4">List&lt;Integer&gt; list = new ArrayList&lt;&gt;<text:span text:style-name="T2">()</text:span>;</text:p>
      <text:p text:style-name="P4">Iterator&lt;Integer&gt; it = list.iterator();</text:p>
      <text:p text:style-name="P4"/>
      <text:p text:style-name="P4">while(it.hasNext()) {</text:p>
      <text:p text:style-name="P4"><text:tab/>int val = it.next();</text:p>
      <text:p text:style-name="P4"><text:tab/>if(val % 2 == 0) {</text:p>
      <text:p text:style-name="P4"><text:tab/><text:tab/>list.remove(val);</text:p>
      <text:p text:style-name="P4"><text:tab/>}</text:p>
      <text:p text:style-name="P4">}</text:p>
      <text:p text:style-name="P4"/>
      <text:p text:style-name="P5">5) What is the error below?</text:p>
      <text:p text:style-name="P5"/>
      <text:p text:style-name="P5">Map&lt;Integer, String&gt; map = new Map&lt;Integer, String&gt;();</text:p>
      <text:p text:style-name="P5"/>
      <text:p text:style-name="P6"><text:span text:style-name="T3">6) </text:span><text:span text:style-name="T4">public static Map&lt;String, Integer&gt; count(Scanner sc) {</text:span></text:p>
      <text:p text:style-name="P7"><text:span text:style-name="T5"><text:tab/></text:span>Map&lt;String, Integer&gt; result = new TreeMap&lt;String, Integer&gt;();</text:p>
      <text:p text:style-name="P7"><text:span text:style-name="T5"><text:tab/></text:span>while (sc.hasNext()) {</text:p>
      <text:p text:style-name="P7"><text:span text:style-name="T5"><text:tab/><text:tab/></text:span>String t = sc.next();</text:p>
      <text:p text:style-name="P7"><text:span text:style-name="T5"><text:tab/><text:tab/></text:span>Integer f = result.get(t);</text:p>
      <text:p text:style-name="P8"/>
      <text:p text:style-name="P7"><text:span text:style-name="T5"><text:tab/><text:tab/></text:span>if (f == null) {</text:p>
      <text:p text:style-name="P7"><text:span text:style-name="T5"><text:tab/><text:tab/><text:tab/></text:span>result.put(t, 1);</text:p>
      <text:p text:style-name="P7"><text:span text:style-name="T5"><text:tab/><text:tab/></text:span>} else {</text:p>
      <text:p text:style-name="P7"><text:span text:style-name="T5"><text:tab/><text:tab/><text:tab/></text:span>result.put(t, f + 1);</text:p>
      <text:p text:style-name="P7"><text:span text:style-name="T5"><text:tab/><text:tab/></text:span>}</text:p>
      <text:p text:style-name="P7"><text:span text:style-name="T5"><text:tab/></text:span>}</text:p>
      <text:p text:style-name="P7"><text:span text:style-name="T5"><text:tab/></text:span>return result;</text:p>
      <text:p text:style-name="P7">}</text:p>
      <text:p text:style-name="P7"/>
      <text:p text:style-name="P9">If you use a HashMap instead of a TreeMap will the mehtod be faster, slower, or about the same?</text:p>
      <text:p text:style-name="P10"><text:soft-page-break/>Maps<text:span text:style-name="T6"> (from Fall 2017 midterm 1)</text:span>:</text:p>
      <text:p text:style-name="P10"/>
      <text:p text:style-name="P11">Part A:</text:p>
      <text:p text:style-name="P10"/>
      <text:p text:style-name="P14">Write a method to create and return a Map with college admissions statistics. The method is passed a set of parallel arrays. The first array is an array of Strings and the second array is an array of booleans.</text:p>
      <text:p text:style-name="P14"/>
      <text:p text:style-name="P14">For example: ["A&amp;M", "Rice", "UT", "Rice", "UT", "A&amp;M", "UT", "Rice", "UT", "UT", "A&amp;M"]</text:p>
      <text:p text:style-name="P14"><text:s text:c="22"/>[true, false, false, true, true, true, true, false, true, false, true]</text:p>
      <text:p text:style-name="P14"/>
      <text:p text:style-name="P14">Each String represents the name of a college. The corresponding element (the one at the same index as the String) in the array of booleans indicates if a given student was offered admission (true) or not (false) to that school. The first entries in the arrays indicate one student that was accepted at A&amp;M. The second entries indicate one student that was not accepted to Rice. </text:p>
      <text:p text:style-name="P14"/>
      <text:p text:style-name="P14">All elements in the array of Strings shall be non-null. </text:p>
      <text:p text:style-name="P14"/>
      <text:p text:style-name="P14">In part A, complete a method that returns a Map&lt;String, int[]&gt;. </text:p>
      <text:p text:style-name="P14">The keys are the names of the colleges. </text:p>
      <text:p text:style-name="P14"/>
      <text:p text:style-name="P14">The values are arrays of length 2. The first element indicates the number students admitted to the college. The second element indicates the total number of students that applied to the college. </text:p>
      <text:p text:style-name="P14"/>
      <text:p text:style-name="P14">You must create and use a single Map whose keys are Strings and whose values are native arrays of ints with length 2 in your solution. </text:p>
      <text:p text:style-name="P14"/>
      <text:p text:style-name="P14">You may use the following methods from the Map interface.</text:p>
      <text:p text:style-name="P14">put(K, V) - adds a mapping from the given key to the given valueif key already present, replaces old <text:tab/><text:tab/> <text:s text:c="6"/>value with given value</text:p>
      <text:p text:style-name="P14">get(K) - returns the value mapped to the given key (null if none)</text:p>
      <text:p text:style-name="P14"/>
      <text:p text:style-name="P14">containsKey(Object) - returns true if this key is present in the map, false otherwise</text:p>
      <text:p text:style-name="P14"/>
      <text:p text:style-name="P14">Do not use any other methods from the Map interface. </text:p>
      <text:p text:style-name="P14"/>
      <text:p text:style-name="P14">You may create and use arrays of ints with length 2.</text:p>
      <text:p text:style-name="P14"/>
      <text:p text:style-name="P13">Be as effcient as possible.</text:p>
      <text:p text:style-name="P14"/>
      <text:p text:style-name="P14"/>
      <text:p text:style-name="P14"/>
      <text:p text:style-name="P14"/>
      <text:p text:style-name="P14"/>
      <text:p text:style-name="P14"/>
      <text:p text:style-name="P14"/>
      <text:p text:style-name="P14"/>
      <text:p text:style-name="P14"/>
      <text:p text:style-name="P14"/>
      <text:p text:style-name="P16"/>
      <text:p text:style-name="P16"><text:soft-page-break/>// pre: schools != null, schools.length &gt; 0, results != null, </text:p>
      <text:p text:style-name="P16">//results.length == schools.length, no elements of schools = null</text:p>
      <text:p text:style-name="P16">// post: per the problem description</text:p>
      <text:p text:style-name="P16">public Map&lt;String, int[]&gt; getStats(String[] schools, boolean[] results) {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Part B:</text:p>
      <text:p text:style-name="P14"/>
      <text:p text:style-name="P14">Complete a method that determines which school has the lowest acceptance rate based on percentage. For example, given the arrays from part A, we have these results</text:p>
      <text:p text:style-name="P14"/>
      <text:p text:style-name="P14">A&amp;M: 3 admits, 0 denials -&gt;100% acceptance rate</text:p>
      <text:p text:style-name="P14">Rice: 1 admit, 2 denials -&gt;33.3% acceptance rate</text:p>
      <text:p text:style-name="P14">UT: 3 admits, 2 denials -&gt;60% acceptance rate.</text:p>
      <text:p text:style-name="P14"/>
      <text:p text:style-name="P15">The method returns the String that represents the college with the lowest acceptance rate based on percentage. If there is a tie for lowest acceptance rate, pick the school that had the most total applications. If there is still a tie, you may arbitrarily pick any of the tied schools. </text:p>
      <text:p text:style-name="P15"/>
      <text:p text:style-name="P15">In addition to the methods from part A you may call the keySet<text:span text:style-name="T7"> </text:span>method for Maps that returns a Set<text:span text:style-name="T7"> </text:span>of the keys.<text:span text:style-name="T7"> </text:span>You may<text:span text:style-name="T7"> </text:span>call the iterator<text:span text:style-name="T7"> </text:span>method on the key set and use all of the methods from the Iterator<text:span text:style-name="T7"> </text:span>interface. </text:p>
      <text:p text:style-name="P14"/>
      <text:p text:style-name="P16">// pre: map is a Map of the form returned by the method in part A</text:p>
      <text:p text:style-name="P16">// post: per the question description, map is not altered</text:p>
      <text:p text:style-name="P16">public String getMostSelectiveSchool(Map&lt;String, int[]&gt; ma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2:44:51.215470521</meta:creation-date>
    <dc:date>2018-02-13T10:54:32.643788048</dc:date>
    <meta:editing-duration>PT29M12S</meta:editing-duration>
    <meta:editing-cycles>7</meta:editing-cycles>
    <meta:generator>LibreOffice/5.1.6.2$Linux_X86_64 LibreOffice_project/10m0$Build-2</meta:generator>
    <meta:document-statistic meta:table-count="0" meta:image-count="0" meta:object-count="0" meta:page-count="4" meta:paragraph-count="62" meta:word-count="688" meta:character-count="4009" meta:non-whitespace-character-count="3316"/>
  </office:meta>
</office:document-meta>
</file>